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1de5f5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1de5f5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de5f5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1de5f5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de5f5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paragraph-rsid="001de5f5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1de5f5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rial" fo:font-size="11pt" officeooo:paragraph-rsid="001de5f5" style:font-size-asian="11pt" style:font-size-complex="11pt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4">Nome dello use case</text:p>
          </table:table-cell>
          <table:table-cell table:style-name="Tabella58.B1" office:value-type="string">
            <text:p text:style-name="P5">Ricerca Area Didattica</text:p>
            <text:p text:style-name="P5"/>
          </table:table-cell>
        </table:table-row>
        <table:table-row table:style-name="Tabella58.2">
          <table:table-cell table:style-name="Tabella58.A2" office:value-type="string">
            <text:p text:style-name="P4">Attori partecipanti</text:p>
          </table:table-cell>
          <table:table-cell table:style-name="Tabella58.B2" office:value-type="string">
            <text:p text:style-name="P6">Iniziato da: Addetto ai servizi bibliotecnici oppure Amministratore.</text:p>
          </table:table-cell>
        </table:table-row>
        <table:table-row table:style-name="Tabella58.2">
          <table:table-cell table:style-name="Tabella58.A2" office:value-type="string">
            <text:p text:style-name="P4">Entry condition</text:p>
          </table:table-cell>
          <table:table-cell table:style-name="Tabella58.B2" office:value-type="string">
            <text:p text:style-name="P6">L'utente accede al sistema e viene riconosciuto come Addetto ai servizi bibliotecnici oppure comeamministratore.</text:p>
          </table:table-cell>
        </table:table-row>
        <table:table-row table:style-name="Tabella58.4">
          <table:table-cell table:style-name="Tabella58.A2" office:value-type="string">
            <text:p text:style-name="P4">Flusso di eventi</text:p>
          </table:table-cell>
          <table:table-cell table:style-name="Tabella58.B2" office:value-type="string">
            <text:p text:style-name="P7"/>
            <text:p text:style-name="P7">1. Accede alla sezione per la gestione delle collocazioni dei libri.</text:p>
            <text:p text:style-name="P7"/>
            <text:p text:style-name="P7">2. Inserisce il nome dell'area didattica nell'apposito campo di ricerca </text:p>
            <text:p text:style-name="P7"/>
            <text:p text:style-name="P7">3. Sottomette al sistema il valore inserito.</text:p>
            <text:p text:style-name="P7"><text:s text:c="6"/>4. Il sistema mostra i risultati della ricerca.</text:p>
          </table:table-cell>
        </table:table-row>
        <table:table-row table:style-name="Tabella58.5">
          <table:table-cell table:style-name="Tabella58.A2" office:value-type="string">
            <text:p text:style-name="P4">Exit condition</text:p>
          </table:table-cell>
          <table:table-cell table:style-name="Tabella58.B2" office:value-type="string">
            <text:p text:style-name="P6">In caso di successo Il sistema mostra i dati richiesti.</text:p>
            <text:p text:style-name="P6"/>
          </table:table-cell>
        </table:table-row>
        <table:table-row table:style-name="Tabella58.5">
          <table:table-cell table:style-name="Tabella58.A2" office:value-type="string">
            <text:p text:style-name="P4">Exception condition</text:p>
          </table:table-cell>
          <table:table-cell table:style-name="Tabella58.B2" office:value-type="string">
            <text:p text:style-name="P3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4">Requisiti qualitativi</text:p>
          </table:table-cell>
          <table:table-cell table:style-name="Tabella58.B2" office:value-type="string">
            <text:p text:style-name="P6">L'Addetto ai servizi bibliotecnici oppure Amministratore deve poter ricercare un' area didattica in archivio in meno di 10 secondi.</text:p>
          </table:table-cell>
        </table:table-row>
      </table:table>
      <text:p text:style-name="P1">UC41: L'addetto ai servizi bibliotecnici (oppure Amministratore) effettua la ricerca di un'area didattica in archiv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6:38:58.23</meta:creation-date>
    <dc:date>2012-10-17T16:40:15.20</dc:date>
    <meta:editing-duration>P0D</meta:editing-duration>
    <meta:editing-cycles>1</meta:editing-cycles>
    <meta:document-statistic meta:table-count="1" meta:image-count="0" meta:object-count="0" meta:page-count="1" meta:paragraph-count="18" meta:word-count="140" meta:character-count="981" meta:non-whitespace-character-count="852"/>
    <meta:generator>LibreOffice/3.6$Windows_x86 LibreOffice_project/da8c1e6-fd468f4-454e206-f42a4a9-143cfd</meta:generator>
  </office:meta>
</office:document-meta>
</file>